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language="pl" fo:country="PL" fo:font-style="italic" style:font-style-asian="italic" style:font-style-complex="italic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language="pl" fo:country="PL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c1c21"/>
    </style:style>
    <style:style style:name="T3" style:family="text">
      <style:text-properties officeooo:rsid="000aa340"/>
    </style:style>
    <style:style style:name="T4" style:family="text">
      <style:text-properties officeooo:rsid="000c1c21"/>
    </style:style>
    <style:style style:name="T5" style:family="text">
      <style:text-properties officeooo:rsid="000d78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rawozdanie Projekt MINSI</text:p>
      <text:p text:style-name="P1">Algorytm ewolucyjny rozwiązujący problem komwojażera <text:span text:style-name="T5">( Temat 5 )</text:span>.</text:p>
      <text:p text:style-name="P1"/>
      <text:p text:style-name="P2">Piotr Knasiak</text:p>
      <text:p text:style-name="P2">Oskar Kacała</text:p>
      <text:p text:style-name="P2"/>
      <text:p text:style-name="P2">Podział Prac:</text:p>
      <text:p text:style-name="P2"><text:tab/>Klasa Populacja : Piotr Knasiak</text:p>
      <text:p text:style-name="P2"><text:tab/>Klasa Individual : Oskar Kacała</text:p>
      <text:p text:style-name="P2"><text:tab/>Klasa Repository : Oskar Kacała</text:p>
      <text:p text:style-name="P2"><text:tab/>Klasa City : Piotr Knasiak</text:p>
      <text:p text:style-name="P2"><text:tab/>Klasa Main : Piotr knasiak</text:p>
      <text:p text:style-name="P2"/>
      <text:p text:style-name="P2">Symulacja i analiza danych dla plików:</text:p>
      <text:p text:style-name="P2"><text:tab/><text:span text:style-name="T3">e</text:span>li101.tsp – Piotr Knasiak</text:p>
      <text:p text:style-name="P2"><text:tab/><text:span text:style-name="T3">a</text:span>280.tsp – Piotr Knasiak</text:p>
      <text:p text:style-name="P2"><text:tab/>kroA100.tps – Oskar Kacała</text:p>
      <text:p text:style-name="P2"><text:tab/>lin318.tsp – Oskar Kacała</text:p>
      <text:p text:style-name="P2"/>
      <text:p text:style-name="P2">Wnioski:</text:p>
      <text:p text:style-name="P2">Algorytm <text:span text:style-name="T4">działa poprawnie</text:span>. Szybko dokonywane są obliczenia i zapis danych wyjściowych.</text:p>
      <text:p text:style-name="Standard"><text:span text:style-name="Domyślna_20_czcionka_20_akapitu"><text:span text:style-name="T1">Podczas działania algorytmu widzimy postęp na żywo w procentach i w aktualnie badanej populacji. Wyniki potwierdzają prawidłowość działania tego skryptu. Stosujemy w nim Funkcje krzyżowania, mutacji i wyboru najlepszych osobników za pomocą ruletki. Dla pliku lin318.tsp najlepsze wyniki odległości pokonanej przez komwojażera powstały dla populacji o wielkości 1200 i ilości </text:span></text:span><text:span text:style-name="Domyślna_20_czcionka_20_akapitu"><text:span text:style-name="T2">ewaluacji </text:span></text:span><text:span text:style-name="Domyślna_20_czcionka_20_akapitu"><text:span text:style-name="T1">10000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09-04-16T11:32:00Z</meta:creation-date>
    <dc:date>2024-06-18T12:15:09.052000000</dc:date>
    <meta:editing-cycles>7</meta:editing-cycles>
    <meta:editing-duration>PT11M51S</meta:editing-duration>
    <meta:document-statistic meta:table-count="0" meta:image-count="0" meta:object-count="0" meta:page-count="1" meta:paragraph-count="18" meta:word-count="125" meta:character-count="906" meta:non-whitespace-character-count="786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